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6.0243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3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text-properties style:font-name="Liberation Serif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eting</text:p>
          </table:table-cell>
          <table:table-cell table:style-name="Table1.B1" office:value-type="string">
            <text:p text:style-name="P4">Meeting related to In House CMS development</text:p>
          </table:table-cell>
        </table:table-row>
        <table:table-row>
          <table:table-cell table:style-name="Table1.A2" office:value-type="string">
            <text:p text:style-name="P5">Held on</text:p>
          </table:table-cell>
          <table:table-cell table:style-name="Table1.B2" office:value-type="string">
            <text:p text:style-name="P4">9<text:span text:style-name="T2">th</text:span> OCT 2012 Time : 3.30 PM to 5.00 PM; GMRT Conference room</text:p>
          </table:table-cell>
        </table:table-row>
        <table:table-row>
          <table:table-cell table:style-name="Table1.A2" office:value-type="string">
            <text:p text:style-name="P5">Attendees</text:p>
          </table:table-cell>
          <table:table-cell table:style-name="Table1.B2" office:value-type="string">
            <text:p text:style-name="P4">Nimisha,S.Nayak,Charu, Raju, Santaji and Naresh</text:p>
          </table:table-cell>
        </table:table-row>
        <table:table-row>
          <table:table-cell table:style-name="Table1.A4" office:value-type="string">
            <text:p text:style-name="P5">Agenda</text:p>
          </table:table-cell>
          <table:table-cell table:style-name="Table1.B2" office:value-type="string">
            <text:p text:style-name="P4">In House CMS development </text:p>
          </table:table-cell>
        </table:table-row>
        <table:table-row table:style-name="Table1.5">
          <table:table-cell table:style-name="Table1.A4" office:value-type="string">
            <text:p text:style-name="P5">Highlights</text:p>
            <text:p text:style-name="P5">and items</text:p>
            <text:p text:style-name="P5">discussed </text:p>
          </table:table-cell>
          <table:table-cell table:style-name="Table1.B2" office:value-type="string">
            <text:p text:style-name="P4"><text:s text:c="13"/>Discussed following items :</text:p>
            <text:p text:style-name="P4"/>
            <text:list xml:id="list14897223211" text:style-name="L1">
              <text:list-item>
                <text:p text:style-name="P3">Charu informed about Miltec PC that we are yet to get budgetary quote as we are going from I3 to I5, 4 GB to 8 GB RAM. Miltec PC has got 500 GB SATA hard disk.</text:p>
                <text:p text:style-name="P3">He also informed that he has suggested to install SACE software so that performance of Miltec PC can be tested.</text:p>
                <text:p text:style-name="P3"/>
              </text:list-item>
              <text:list-item>
                <text:p text:style-name="P3">Raj explained about the various Control and Monitoring softwares.</text:p>
                <text:p text:style-name="P3">Nimisha informed that CERN PVSS can be downloaded,we just have to register.</text:p>
              </text:list-item>
            </text:list>
            <text:p text:style-name="P2"/>
            <text:list xml:id="list1598047876" text:continue-numbering="true" text:style-name="L1">
              <text:list-item>
                <text:p text:style-name="P3">Nimisha gave a small presentation regarding what functionality should be covered by TELESET-ABCCOM softwares.How it should be, what kind of features it should have.</text:p>
                <text:p text:style-name="P3">She also informed that Sachin Sherkar will be part of this development team.</text:p>
              </text:list-item>
            </text:list>
            <text:p text:style-name="P2"/>
            <text:list xml:id="list838202787" text:continue-numbering="true" text:style-name="L1">
              <text:list-item>
                <text:p text:style-name="P3">Various GMRT monitoring tools were discussed like temp,wind etc.</text:p>
                <text:p text:style-name="P3">Various User interface software like command file generator, GMRT user tools were discussed. It was also discussed that we must have a web based User Interface and Data monitoring software.</text:p>
                <text:p text:style-name="P3"><text:s text:c="4"/><text:span text:style-name="T3"><text:s text:c="20"/></text:span></text:p>
              </text:list-item>
              <text:list-item>
                <text:p text:style-name="P3">Naresh will look into setting up of wiki for In house development. </text:p>
              </text:list-item>
            </text:list>
            <text:p text:style-name="P2"/>
            <text:list xml:id="list91926337" text:continue-numbering="true" text:style-name="L1">
              <text:list-item>
                <text:p text:style-name="P3">Charu suggested that once astronomer submit his observation schedule page,</text:p>
                <text:p text:style-name="P3">Control room should get the intimation about user's observation schedule as well as command file.</text:p>
                <text:p text:style-name="P3"/>
              </text:list-item>
              <text:list-item>
                <text:p text:style-name="P3">Raj will explore the PVSS system and Pointing feature implementation in ABCCOM with Santaji. <text:s text:c="2"/></text:p>
              </text:list-item>
            </text:list>
            <text:p text:style-name="P2"><text:s text:c="12"/></text:p>
            <text:list xml:id="list1056173789" text:continue-numbering="true" text:style-name="L1">
              <text:list-item>
                <text:p text:style-name="P3">It was agreed upon that we must spent some time exploring various framework where we can integrated all pieces of software.</text:p>
                <text:p text:style-name="P3">Various open source framework are there like LAMP,PVSS.</text:p>
                <text:p text:style-name="P3">We should be ready with <text:s/>test version In house developed software in one year time frame (OCT 2012 to OCT 2013).</text:p>
                <text:p text:style-name="P3"/>
              </text:list-item>
              <text:list-item>
                <text:p text:style-name="P3">Nayak ji will explore about possibility of having a dedicated machine which will host all development related activitie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2-10-09T18:17:59</dc:date>
    <dc:creator>teleset </dc:creator>
    <meta:editing-duration>PT5H24M21S</meta:editing-duration>
    <meta:editing-cycles>56</meta:editing-cycles>
    <meta:generator>LibreOffice/3.4$Linux LibreOffice_project/340m1$Build-502</meta:generator>
    <meta:document-statistic meta:table-count="1" meta:image-count="0" meta:object-count="0" meta:page-count="1" meta:paragraph-count="34" meta:word-count="338" meta:character-count="2020" meta:non-whitespace-character-count="1667"/>
  </office:meta>
</office:document-meta>
</file>